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paragraph-rsid="0025a821"/>
    </style:style>
    <style:style style:name="P2" style:family="paragraph" style:parent-style-name="Heading_20_3">
      <style:text-properties officeooo:paragraph-rsid="0025a821"/>
    </style:style>
    <style:style style:name="P3" style:family="paragraph" style:parent-style-name="Heading_20_2">
      <style:text-properties officeooo:paragraph-rsid="00283edd"/>
    </style:style>
    <style:style style:name="P4" style:family="paragraph" style:parent-style-name="Heading_20_3">
      <style:text-properties officeooo:paragraph-rsid="00283edd"/>
    </style:style>
    <style:style style:name="P5" style:family="paragraph" style:parent-style-name="Heading_20_2">
      <style:text-properties officeooo:paragraph-rsid="00283f8b"/>
    </style:style>
    <style:style style:name="P6" style:family="paragraph" style:parent-style-name="Heading_20_3">
      <style:text-properties officeooo:paragraph-rsid="00111599"/>
    </style:style>
    <style:style style:name="P7" style:family="paragraph" style:parent-style-name="Heading_20_3">
      <style:text-properties officeooo:paragraph-rsid="001fa2d6"/>
    </style:style>
    <style:style style:name="P8" style:family="paragraph" style:parent-style-name="Heading_20_2">
      <style:text-properties fo:color="#000000" loext:opacity="100%"/>
    </style:style>
    <style:style style:name="P9" style:family="paragraph" style:parent-style-name="Heading_20_3">
      <style:text-properties officeooo:paragraph-rsid="0025a821"/>
    </style:style>
    <style:style style:name="P10" style:family="paragraph" style:parent-style-name="Heading_20_3">
      <style:text-properties officeooo:paragraph-rsid="0030dc0f"/>
    </style:style>
    <style:style style:name="P11" style:family="paragraph" style:parent-style-name="Heading_20_3">
      <style:text-properties officeooo:paragraph-rsid="0032d53e"/>
    </style:style>
    <style:style style:name="P12" style:family="paragraph" style:parent-style-name="Heading_20_3">
      <style:text-properties officeooo:paragraph-rsid="0032e291"/>
    </style:style>
    <style:style style:name="P13" style:family="paragraph" style:parent-style-name="Horizontal_20_Line">
      <style:text-properties fo:color="#000000" loext:opacity="100%"/>
    </style:style>
    <style:style style:name="P14" style:family="paragraph" style:parent-style-name="Standard">
      <style:text-properties officeooo:paragraph-rsid="0032e291"/>
    </style:style>
    <style:style style:name="P15" style:family="paragraph" style:parent-style-name="Standard">
      <style:text-properties fo:color="#000000" loext:opacity="100%"/>
    </style:style>
    <style:style style:name="P16" style:family="paragraph" style:parent-style-name="Text_20_body" style:list-style-name="L1">
      <style:text-properties officeooo:paragraph-rsid="000f6390"/>
    </style:style>
    <style:style style:name="P17" style:family="paragraph" style:parent-style-name="Text_20_body" style:list-style-name="L1">
      <style:text-properties officeooo:paragraph-rsid="001aeb88"/>
    </style:style>
    <style:style style:name="P18" style:family="paragraph" style:parent-style-name="Text_20_body" style:list-style-name="L1">
      <style:text-properties officeooo:paragraph-rsid="0016f354"/>
    </style:style>
    <style:style style:name="P19" style:family="paragraph" style:parent-style-name="Text_20_body" style:list-style-name="L1">
      <style:text-properties officeooo:paragraph-rsid="001fa2d6"/>
    </style:style>
    <style:style style:name="P20" style:family="paragraph" style:parent-style-name="Text_20_body" style:list-style-name="L1">
      <style:text-properties officeooo:paragraph-rsid="002d03a6"/>
    </style:style>
    <style:style style:name="P21" style:family="paragraph" style:parent-style-name="Text_20_body" style:list-style-name="L1">
      <style:text-properties officeooo:paragraph-rsid="002de142"/>
    </style:style>
    <style:style style:name="P22" style:family="paragraph" style:parent-style-name="Text_20_body" style:list-style-name="L2">
      <style:text-properties officeooo:paragraph-rsid="00111599"/>
    </style:style>
    <style:style style:name="P23" style:family="paragraph" style:parent-style-name="Text_20_body" style:list-style-name="L3">
      <style:text-properties officeooo:paragraph-rsid="00111599"/>
    </style:style>
    <style:style style:name="P24" style:family="paragraph" style:parent-style-name="Text_20_body" style:list-style-name="L4">
      <style:text-properties officeooo:paragraph-rsid="00111599"/>
    </style:style>
    <style:style style:name="P25" style:family="paragraph" style:parent-style-name="Text_20_body" style:list-style-name="L5">
      <style:text-properties officeooo:paragraph-rsid="00151d16"/>
    </style:style>
    <style:style style:name="P26" style:family="paragraph" style:parent-style-name="Text_20_body" style:list-style-name="L6">
      <style:text-properties officeooo:paragraph-rsid="001fa2d6"/>
    </style:style>
    <style:style style:name="P27" style:family="paragraph" style:parent-style-name="Text_20_body" style:list-style-name="L6">
      <style:text-properties officeooo:paragraph-rsid="00283edd"/>
    </style:style>
    <style:style style:name="P28" style:family="paragraph" style:parent-style-name="Text_20_body" style:list-style-name="L6">
      <style:text-properties officeooo:paragraph-rsid="00283f8b"/>
    </style:style>
    <style:style style:name="P29" style:family="paragraph" style:parent-style-name="Text_20_body" style:list-style-name="L7">
      <style:text-properties officeooo:paragraph-rsid="001fa2d6"/>
    </style:style>
    <style:style style:name="P30" style:family="paragraph" style:parent-style-name="Text_20_body" style:list-style-name="L8">
      <style:text-properties officeooo:paragraph-rsid="0025a821"/>
    </style:style>
    <style:style style:name="P31" style:family="paragraph" style:parent-style-name="Text_20_body" style:list-style-name="L9">
      <style:text-properties officeooo:paragraph-rsid="0025a821"/>
    </style:style>
    <style:style style:name="P32" style:family="paragraph" style:parent-style-name="Text_20_body" style:list-style-name="L10">
      <style:text-properties officeooo:paragraph-rsid="0025a821"/>
    </style:style>
    <style:style style:name="P33" style:family="paragraph" style:parent-style-name="Text_20_body" style:list-style-name="L11">
      <style:text-properties officeooo:paragraph-rsid="0025a821"/>
    </style:style>
    <style:style style:name="P34" style:family="paragraph" style:parent-style-name="Text_20_body" style:list-style-name="L12"/>
    <style:style style:name="P35" style:family="paragraph" style:parent-style-name="Text_20_body" style:list-style-name="L12">
      <style:paragraph-properties fo:margin-top="0in" fo:margin-bottom="0in" style:contextual-spacing="false"/>
    </style:style>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4">
      <style:paragraph-properties fo:margin-top="0in" fo:margin-bottom="0in" style:contextual-spacing="false"/>
    </style:style>
    <style:style style:name="P39" style:family="paragraph" style:parent-style-name="Text_20_body" style:list-style-name="L15"/>
    <style:style style:name="P40" style:family="paragraph" style:parent-style-name="Text_20_body" style:list-style-name="L16"/>
    <style:style style:name="P41" style:family="paragraph" style:parent-style-name="Text_20_body" style:list-style-name="L16">
      <style:paragraph-properties fo:margin-top="0in" fo:margin-bottom="0in" style:contextual-spacing="false"/>
    </style:style>
    <style:style style:name="P42" style:family="paragraph" style:parent-style-name="Text_20_body" style:list-style-name="L17"/>
    <style:style style:name="P43" style:family="paragraph" style:parent-style-name="Text_20_body" style:list-style-name="L18"/>
    <style:style style:name="P44" style:family="paragraph" style:parent-style-name="Text_20_body" style:list-style-name="L18">
      <style:paragraph-properties fo:margin-top="0in" fo:margin-bottom="0in" style:contextual-spacing="false"/>
    </style:style>
    <style:style style:name="P45" style:family="paragraph" style:parent-style-name="Text_20_body" style:list-style-name="L19"/>
    <style:style style:name="P46" style:family="paragraph" style:parent-style-name="Text_20_body" style:list-style-name="L20"/>
    <style:style style:name="P47" style:family="paragraph" style:parent-style-name="Text_20_body" style:list-style-name="L20">
      <style:paragraph-properties fo:margin-top="0in" fo:margin-bottom="0in" style:contextual-spacing="false"/>
    </style:style>
    <style:style style:name="P48" style:family="paragraph" style:parent-style-name="Text_20_body" style:list-style-name="L21"/>
    <style:style style:name="P49" style:family="paragraph" style:parent-style-name="Text_20_body" style:list-style-name="L22"/>
    <style:style style:name="P50" style:family="paragraph" style:parent-style-name="Text_20_body" style:list-style-name="L22">
      <style:paragraph-properties fo:margin-top="0in" fo:margin-bottom="0in" style:contextual-spacing="false"/>
    </style:style>
    <style:style style:name="P51" style:family="paragraph" style:parent-style-name="Text_20_body" style:list-style-name="L23"/>
    <style:style style:name="P52" style:family="paragraph" style:parent-style-name="Text_20_body" style:list-style-name="L24"/>
    <style:style style:name="P53" style:family="paragraph" style:parent-style-name="Text_20_body" style:list-style-name="L24">
      <style:paragraph-properties fo:margin-top="0in" fo:margin-bottom="0in" style:contextual-spacing="false"/>
    </style:style>
    <style:style style:name="P54" style:family="paragraph" style:parent-style-name="Text_20_body" style:list-style-name="L25"/>
    <style:style style:name="P55" style:family="paragraph" style:parent-style-name="Text_20_body" style:list-style-name="L26"/>
    <style:style style:name="P56" style:family="paragraph" style:parent-style-name="Text_20_body" style:list-style-name="L26">
      <style:paragraph-properties fo:margin-top="0in" fo:margin-bottom="0in" style:contextual-spacing="false"/>
    </style:style>
    <style:style style:name="P57" style:family="paragraph" style:parent-style-name="Text_20_body" style:list-style-name="L27"/>
    <style:style style:name="P58" style:family="paragraph" style:parent-style-name="Text_20_body" style:list-style-name="L28"/>
    <style:style style:name="P59" style:family="paragraph" style:parent-style-name="Text_20_body" style:list-style-name="L28">
      <style:paragraph-properties fo:margin-top="0in" fo:margin-bottom="0in" style:contextual-spacing="false"/>
    </style:style>
    <style:style style:name="P60" style:family="paragraph" style:parent-style-name="Text_20_body" style:list-style-name="L29"/>
    <style:style style:name="P61" style:family="paragraph" style:parent-style-name="Text_20_body" style:list-style-name="L30"/>
    <style:style style:name="P62" style:family="paragraph" style:parent-style-name="Text_20_body" style:list-style-name="L30">
      <style:paragraph-properties fo:margin-top="0in" fo:margin-bottom="0in" style:contextual-spacing="false"/>
    </style:style>
    <style:style style:name="P63" style:family="paragraph" style:parent-style-name="Text_20_body" style:list-style-name="L31"/>
    <style:style style:name="P64" style:family="paragraph" style:parent-style-name="Text_20_body" style:list-style-name="L32"/>
    <style:style style:name="P65" style:family="paragraph" style:parent-style-name="Text_20_body" style:list-style-name="L32">
      <style:paragraph-properties fo:margin-top="0in" fo:margin-bottom="0in" style:contextual-spacing="false"/>
    </style:style>
    <style:style style:name="P66" style:family="paragraph" style:parent-style-name="Text_20_body" style:list-style-name="L33"/>
    <style:style style:name="P67" style:family="paragraph" style:parent-style-name="Text_20_body" style:list-style-name="L34"/>
    <style:style style:name="P68" style:family="paragraph" style:parent-style-name="Text_20_body" style:list-style-name="L34">
      <style:paragraph-properties fo:margin-top="0in" fo:margin-bottom="0in" style:contextual-spacing="false"/>
    </style:style>
    <style:style style:name="P69" style:family="paragraph" style:parent-style-name="Text_20_body" style:list-style-name="L35"/>
    <style:style style:name="P70" style:family="paragraph" style:parent-style-name="Text_20_body">
      <style:text-properties fo:color="#000000" loext:opacity="100%" officeooo:rsid="0009ee8f" officeooo:paragraph-rsid="0009ee8f"/>
    </style:style>
    <style:style style:name="P71" style:family="paragraph" style:parent-style-name="Text_20_body">
      <style:text-properties fo:color="#000000" loext:opacity="100%" officeooo:paragraph-rsid="0025a821"/>
    </style:style>
    <style:style style:name="P72" style:family="paragraph" style:parent-style-name="Text_20_body">
      <style:text-properties fo:color="#000000" loext:opacity="100%"/>
    </style:style>
    <style:style style:name="T1" style:family="text">
      <style:text-properties officeooo:rsid="000f6390"/>
    </style:style>
    <style:style style:name="T2" style:family="text">
      <style:text-properties officeooo:rsid="00107449"/>
    </style:style>
    <style:style style:name="T3" style:family="text">
      <style:text-properties officeooo:rsid="00111599"/>
    </style:style>
    <style:style style:name="T4" style:family="text">
      <style:text-properties officeooo:rsid="00151d16"/>
    </style:style>
    <style:style style:name="T5" style:family="text">
      <style:text-properties officeooo:rsid="0016f354"/>
    </style:style>
    <style:style style:name="T6" style:family="text">
      <style:text-properties officeooo:rsid="001aeb88"/>
    </style:style>
    <style:style style:name="T7" style:family="text">
      <style:text-properties officeooo:rsid="001fa2d6"/>
    </style:style>
    <style:style style:name="T8" style:family="text">
      <style:text-properties officeooo:rsid="002073f3"/>
    </style:style>
    <style:style style:name="T9" style:family="text">
      <style:text-properties officeooo:rsid="0025a821"/>
    </style:style>
    <style:style style:name="T10" style:family="text">
      <style:text-properties officeooo:rsid="00283edd"/>
    </style:style>
    <style:style style:name="T11" style:family="text">
      <style:text-properties officeooo:rsid="002d03a6"/>
    </style:style>
    <style:style style:name="T12" style:family="text">
      <style:text-properties officeooo:rsid="002de142"/>
    </style:style>
    <style:style style:name="T13" style:family="text">
      <style:text-properties officeooo:rsid="002ef34f"/>
    </style:style>
    <style:style style:name="T14" style:family="text">
      <style:text-properties officeooo:rsid="002fa288"/>
    </style:style>
    <style:style style:name="T15" style:family="text">
      <style:text-properties officeooo:rsid="0030dc0f"/>
    </style:style>
    <style:style style:name="T16" style:family="text">
      <style:text-properties officeooo:rsid="0032d53e"/>
    </style:style>
    <style:style style:name="T17" style:family="text">
      <style:text-properties officeooo:rsid="0032e291"/>
    </style:style>
    <style:style style:name="T18" style:family="text">
      <style:text-properties officeooo:rsid="00345a00"/>
    </style:style>
    <style:style style:name="T19" style:family="text">
      <style:text-properties fo:color="#bcbec4" loext:opacity="100%" style:font-name="JetBrains Mono" fo:font-size="12pt" fo:font-style="normal" fo:font-weight="normal" style:font-size-asian="12pt" style:font-style-asian="normal" style:font-weight-asian="normal"/>
    </style:style>
    <style:style style:name="T20" style:family="text">
      <style:text-properties fo:color="#bcbec4" loext:opacity="100%" style:font-name="JetBrains Mono" fo:font-size="12pt" fo:font-style="normal" fo:font-weight="normal" officeooo:rsid="00345a00" style:font-size-asian="12pt" style:font-style-asian="normal" style:font-weight-asian="normal"/>
    </style:style>
    <style:style style:name="T21" style:family="text">
      <style:text-properties fo:color="#bcbec4" loext:opacity="100%" style:font-name="JetBrains Mono" fo:font-size="12pt" fo:font-style="italic" fo:font-weight="normal" style:font-size-asian="12pt" style:font-style-asian="italic" style:font-weight-asian="normal"/>
    </style:style>
    <style:style style:name="T22" style:family="text">
      <style:text-properties style:font-name="JetBrains Mono" fo:font-size="12pt" fo:font-style="normal" fo:font-weight="normal" style:font-size-asian="12pt" style:font-style-asian="normal" style:font-weight-asian="normal"/>
    </style:style>
    <style:style style:name="T23" style:family="text">
      <style:text-properties style:font-name="JetBrains Mono" fo:font-size="12pt" fo:font-style="normal" fo:font-weight="normal" officeooo:rsid="00345a00" style:font-size-asian="12pt" style:font-style-asian="normal" style:font-weight-asian="normal"/>
    </style:style>
    <style:style style:name="T24" style:family="text">
      <style:text-properties style:font-name="JetBrains Mono" fo:font-size="12pt" fo:font-style="italic" fo:font-weight="normal" style:font-size-asian="12pt" style:font-style-asian="italic" style:font-weight-asian="normal"/>
    </style:style>
    <style:style style:name="T25" style:family="text">
      <style:text-properties fo:color="#000000" loext:opacity="100%"/>
    </style:style>
    <style:style style:name="T26" style:family="text">
      <style:text-properties fo:color="#000000" loext:opacity="100%" officeooo:rsid="000f6390"/>
    </style:style>
    <style:style style:name="T27" style:family="text">
      <style:text-properties fo:color="#000000" loext:opacity="100%" officeooo:rsid="002d03a6"/>
    </style:style>
    <style:style style:name="T28" style:family="text">
      <style:text-properties fo:color="#000000" loext:opacity="100%" officeooo:rsid="00107449"/>
    </style:style>
    <style:style style:name="T29" style:family="text">
      <style:text-properties fo:color="#000000" loext:opacity="100%" officeooo:rsid="002de142"/>
    </style:style>
    <style:style style:name="T30" style:family="text">
      <style:text-properties fo:color="#000000" loext:opacity="100%" officeooo:rsid="001aeb88"/>
    </style:style>
    <style:style style:name="T31" style:family="text">
      <style:text-properties fo:color="#000000" loext:opacity="100%" officeooo:rsid="002ef34f"/>
    </style:style>
    <style:style style:name="T32" style:family="text">
      <style:text-properties fo:color="#000000" loext:opacity="100%" officeooo:rsid="002fa288"/>
    </style:style>
    <style:style style:name="T33" style:family="text">
      <style:text-properties fo:color="#000000" loext:opacity="100%" officeooo:rsid="0016f354"/>
    </style:style>
    <style:style style:name="T34" style:family="text">
      <style:text-properties fo:color="#000000" loext:opacity="100%" officeooo:rsid="00111599"/>
    </style:style>
    <style:style style:name="T35" style:family="text">
      <style:text-properties fo:color="#000000" loext:opacity="100%" officeooo:rsid="00151d16"/>
    </style:style>
    <style:style style:name="T36" style:family="text">
      <style:text-properties fo:color="#000000" loext:opacity="100%" officeooo:rsid="002073f3"/>
    </style:style>
    <style:style style:name="T37" style:family="text">
      <style:text-properties fo:color="#000000" loext:opacity="100%" officeooo:rsid="001fa2d6"/>
    </style:style>
    <style:style style:name="T38" style:family="text">
      <style:text-properties fo:color="#000000" loext:opacity="100%" officeooo:rsid="0030dc0f"/>
    </style:style>
    <style:style style:name="T39" style:family="text">
      <style:text-properties fo:color="#000000" loext:opacity="100%" officeooo:rsid="0032d53e"/>
    </style:style>
    <style:style style:name="T40" style:family="text">
      <style:text-properties fo:color="#000000" loext:opacity="100%" officeooo:rsid="0032e291"/>
    </style:style>
    <style:style style:name="T41" style:family="text">
      <style:text-properties fo:color="#000000" loext:opacity="100%" officeooo:rsid="00345a00"/>
    </style:style>
    <style:style style:name="T42" style:family="text">
      <style:text-properties fo:color="#000000" loext:opacity="100%" style:font-name="JetBrains Mono" fo:font-size="12pt" fo:font-style="normal" fo:font-weight="normal" style:font-size-asian="12pt" style:font-style-asian="normal" style:font-weight-asian="normal"/>
    </style:style>
    <style:style style:name="T43" style:family="text">
      <style:text-properties fo:color="#000000" loext:opacity="100%" style:font-name="JetBrains Mono" fo:font-size="12pt" fo:font-style="normal" fo:font-weight="normal" officeooo:rsid="00345a00" style:font-size-asian="12pt" style:font-style-asian="normal" style:font-weight-asian="normal"/>
    </style:style>
    <style:style style:name="T44" style:family="text">
      <style:text-properties fo:color="#000000" loext:opacity="100%" style:font-name="JetBrains Mono" fo:font-size="12pt" fo:font-style="italic" fo:font-weight="normal" style:font-size-asian="12pt" style:font-style-asian="italic" style:font-weight-asian="normal"/>
    </style:style>
    <style:style style:name="T45" style:family="text">
      <style:text-properties fo:color="#000000" loext:opacity="100%" officeooo:rsid="0025a821"/>
    </style:style>
    <style:style style:name="T46" style:family="text">
      <style:text-properties fo:color="#000000" loext:opacity="100%" officeooo:rsid="00283ed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Spring Security Beginners to Pro</text:p>
      <text:p text:style-name="P13"/>
      <text:h text:style-name="Heading_20_2" text:outline-level="2"><text:span text:style-name="Strong_20_Emphasis"><text:span text:style-name="T25">1. Form-Based Login (In-Memory Authentication)</text:span></text:span></text:h>
      <text:h text:style-name="Heading_20_3" text:outline-level="3"><text:span text:style-name="Strong_20_Emphasis"><text:span text:style-name="T26">A</text:span></text:span><text:span text:style-name="Strong_20_Emphasis"><text:span text:style-name="T25">. Core Authentication Setup</text:span></text:span></text:h>
      <text:list xml:id="list332689641" text:style-name="L1">
        <text:list-item>
          <text:p text:style-name="P20"><text:span text:style-name="Strong_20_Emphasis"><text:span text:style-name="T27">Create HomeController and create a method for url ? And try to access by Postman, 200 OK</text:span></text:span></text:p>
        </text:list-item>
        <text:list-item>
          <text:p text:style-name="P20"><text:span text:style-name="Strong_20_Emphasis"><text:span text:style-name="T26">Add Spring Security </text:span></text:span><text:span text:style-name="Strong_20_Emphasis"><text:span text:style-name="T28">and Thymeleaf</text:span></text:span><text:span text:style-name="Strong_20_Emphasis"><text:span text:style-name="T26"> at pom.xml</text:span></text:span></text:p>
        </text:list-item>
        <text:list-item>
          <text:p text:style-name="P20"><text:span text:style-name="Strong_20_Emphasis"><text:span text:style-name="T27">Now Test url / again by postman and see, security has started working, Now you will get 401, but if you use Authorization Tab and Basic auth by using username “user” and password from console, you can access.</text:span></text:span></text:p>
        </text:list-item>
        <text:list-item>
          <text:p text:style-name="P21"><text:span text:style-name="Strong_20_Emphasis"><text:span text:style-name="T29">Now It is time to override the Spring Security Auto configuration</text:span></text:span></text:p>
        </text:list-item>
        <text:list-item>
          <text:p text:style-name="P17"><text:span text:style-name="Strong_20_Emphasis"><text:span text:style-name="T30">Create SecurityConfig file and declare @Configuration and @EnableWebSecurity</text:span></text:span></text:p>
        </text:list-item>
        <text:list-item>
          <text:p text:style-name="P16"><text:span text:style-name="Strong_20_Emphasis"><text:span text:style-name="T25">Password Encoding – Secure passwords using </text:span></text:span><text:span text:style-name="Source_20_Text"><text:span text:style-name="T25">BcryptPasswordEncoder</text:span></text:span><text:span text:style-name="Strong_20_Emphasis"><text:span text:style-name="T25">.</text:span></text:span></text:p>
        </text:list-item>
        <text:list-item>
          <text:p text:style-name="P16"><text:span text:style-name="Strong_20_Emphasis"><text:span text:style-name="T25">UserDetailsService (In-Memory Authentication) – Use </text:span></text:span><text:span text:style-name="Source_20_Text"><text:span text:style-name="T25">InMemoryUserDetailsManager</text:span></text:span><text:span text:style-name="Strong_20_Emphasis"><text:span text:style-name="T25"> to manage users. </text:span></text:span><text:span text:style-name="Strong_20_Emphasis"><text:span text:style-name="T31">So now override the Spring Security Defaul</text:span></text:span><text:span text:style-name="Strong_20_Emphasis"><text:span text:style-name="T32">t</text:span></text:span><text:span text:style-name="Strong_20_Emphasis"><text:span text:style-name="T31"> user</text:span></text:span></text:p>
        </text:list-item>
        <text:list-item>
          <text:p text:style-name="P16"><text:span text:style-name="Strong_20_Emphasis"><text:span text:style-name="T25">SecurityFilterChain Configuration – Implement </text:span></text:span><text:span text:style-name="Source_20_Text"><text:span text:style-name="T25">SecurityFilterChain</text:span></text:span><text:span text:style-name="Strong_20_Emphasis"><text:span text:style-name="T25"> to define security rules.</text:span></text:span></text:p>
        </text:list-item>
        <text:list-item>
          <text:p text:style-name="P16"><text:span text:style-name="Strong_20_Emphasis"><text:span text:style-name="T26">Secure Urls by request matchers</text:span></text:span></text:p>
        </text:list-item>
        <text:list-item>
          <text:p text:style-name="P18"><text:span text:style-name="Strong_20_Emphasis"><text:span text:style-name="T26">Secure Urls by </text:span></text:span><text:span text:style-name="Strong_20_Emphasis"><text:span text:style-name="T33">Global Security Handlers</text:span></text:span></text:p>
        </text:list-item>
        <text:list-item>
          <text:p text:style-name="P16"><text:span text:style-name="Strong_20_Emphasis"><text:span text:style-name="T25">Form-Based Login</text:span></text:span><text:span text:style-name="T25"> – Enable </text:span><text:span text:style-name="Source_20_Text"><text:span text:style-name="T25">.formLogin()</text:span></text:span><text:span text:style-name="T25"> for authentication.</text:span></text:p>
        </text:list-item>
        <text:list-item>
          <text:p text:style-name="P16"><text:span text:style-name="Strong_20_Emphasis"><text:span text:style-name="T26">C</text:span></text:span><text:span text:style-name="Strong_20_Emphasis"><text:span text:style-name="T25">ustom Login Page</text:span></text:span><text:span text:style-name="T25"> – Replace the default login page with a custom </text:span><text:span text:style-name="Source_20_Text"><text:span text:style-name="T25">/login.html</text:span></text:span><text:span text:style-name="T25">.</text:span></text:p>
        </text:list-item>
      </text:list>
      <text:h text:style-name="Heading_20_3" text:outline-level="3"><text:span text:style-name="Strong_20_Emphasis"><text:span text:style-name="T28">B</text:span></text:span><text:span text:style-name="Strong_20_Emphasis"><text:span text:style-name="T25">. User Management &amp; Session Handling</text:span></text:span></text:h>
      <text:list text:style-name="L2">
        <text:list-item>
          <text:p text:style-name="P22"><text:span text:style-name="Strong_20_Emphasis"><text:span text:style-name="T25">Logout Handling</text:span></text:span><text:span text:style-name="T25"> – Implement </text:span><text:span text:style-name="Source_20_Text"><text:span text:style-name="T25">.logout()</text:span></text:span><text:span text:style-name="T25"> for secure logouts.</text:span></text:p>
        </text:list-item>
        <text:list-item>
          <text:p text:style-name="P22"><text:span text:style-name="Strong_20_Emphasis"><text:span text:style-name="T25">Session Management</text:span></text:span><text:span text:style-name="T25"> – Configure session behavior (e.g., prevent session fixation, set max concurrent sessions).</text:span></text:p>
        </text:list-item>
        <text:list-item>
          <text:p text:style-name="P22"><text:span text:style-name="Strong_20_Emphasis"><text:span text:style-name="T25">Remember Me Authentication</text:span></text:span><text:span text:style-name="T25"> – Enable </text:span><text:span text:style-name="Source_20_Text"><text:span text:style-name="T25">.rememberMe()</text:span></text:span><text:span text:style-name="T25"> to persist logins.</text:span></text:p>
        </text:list-item>
        <text:list-item>
          <text:p text:style-name="P22"><text:span text:style-name="Strong_20_Emphasis"><text:span text:style-name="T25">Prevent Multiple Logins</text:span></text:span><text:span text:style-name="T25"> – Restrict users from logging in from multiple devices.</text:span></text:p>
        </text:list-item>
      </text:list>
      <text:h text:style-name="P6" text:outline-level="3"><text:span text:style-name="Strong_20_Emphasis"><text:span text:style-name="T34">C</text:span></text:span><text:span text:style-name="Strong_20_Emphasis"><text:span text:style-name="T25">. Error Handling &amp; Access Control</text:span></text:span></text:h>
      <text:list text:style-name="L3">
        <text:list-item>
          <text:p text:style-name="P23"><text:span text:style-name="Strong_20_Emphasis"><text:span text:style-name="T25">Custom Access Denied Handler</text:span></text:span><text:span text:style-name="T25"> – Handle 403 (forbidden) errors gracefully.</text:span></text:p>
        </text:list-item>
        <text:list-item>
          <text:p text:style-name="P23"><text:soft-page-break/><text:span text:style-name="T34">C</text:span><text:span text:style-name="Strong_20_Emphasis"><text:span text:style-name="T25">ustom Authentication Failure Handler</text:span></text:span><text:span text:style-name="T25"> – Customize error messages on failed login attempts.</text:span></text:p>
        </text:list-item>
        <text:list-item>
          <text:p text:style-name="P23"><text:span text:style-name="Strong_20_Emphasis"><text:span text:style-name="T25">Custom Authentication Success Handler</text:span></text:span><text:span text:style-name="T25"> – Redirect users based on roles after login.</text:span></text:p>
        </text:list-item>
      </text:list>
      <text:h text:style-name="Heading_20_3" text:outline-level="3"><text:span text:style-name="Strong_20_Emphasis"><text:span text:style-name="T34">D</text:span></text:span><text:span text:style-name="Strong_20_Emphasis"><text:span text:style-name="T25">. Security Enhancements &amp; Protection</text:span></text:span></text:h>
      <text:list text:style-name="L4">
        <text:list-item>
          <text:p text:style-name="P24"><text:span text:style-name="Strong_20_Emphasis"><text:span text:style-name="T25">CORS (Cross-Origin Resource Sharing)</text:span></text:span><text:span text:style-name="T25"> – Configure allowed/blocked origins.</text:span></text:p>
        </text:list-item>
        <text:list-item>
          <text:p text:style-name="P24"><text:span text:style-name="Strong_20_Emphasis"><text:span text:style-name="T25">CSRF Protection</text:span></text:span><text:span text:style-name="T25"> – Enable </text:span><text:span text:style-name="Source_20_Text"><text:span text:style-name="T25">.csrf()</text:span></text:span><text:span text:style-name="T25"> to prevent CSRF attacks.</text:span></text:p>
        </text:list-item>
        <text:list-item>
          <text:p text:style-name="P24"><text:span text:style-name="Strong_20_Emphasis"><text:span text:style-name="T25">XSS (Cross-Site Scripting) Prevention</text:span></text:span><text:span text:style-name="T25"> – Use </text:span><text:span text:style-name="Source_20_Text"><text:span text:style-name="T25">Content-Security-Policy</text:span></text:span><text:span text:style-name="T25"> and input sanitization.</text:span></text:p>
        </text:list-item>
        <text:list-item>
          <text:p text:style-name="P24"><text:span text:style-name="Strong_20_Emphasis"><text:span text:style-name="T25">DDoS (Distributed Denial-of-Service) Protection</text:span></text:span><text:span text:style-name="T25"> – Implement rate-limiting filters.</text:span></text:p>
        </text:list-item>
        <text:list-item>
          <text:p text:style-name="P24"><text:span text:style-name="Strong_20_Emphasis"><text:span text:style-name="T25">Block Users After Multiple Failed Attempts</text:span></text:span><text:span text:style-name="T25"> – Lock accounts temporarily after repeated login failures.</text:span></text:p>
        </text:list-item>
      </text:list>
      <text:h text:style-name="Heading_20_3" text:outline-level="3"><text:span text:style-name="Strong_20_Emphasis"><text:span text:style-name="T35">E</text:span></text:span><text:span text:style-name="Strong_20_Emphasis"><text:span text:style-name="T25">. Security Headers &amp; Policies</text:span></text:span></text:h>
      <text:list text:style-name="L5">
        <text:list-item>
          <text:p text:style-name="P25"><text:span text:style-name="Strong_20_Emphasis"><text:span text:style-name="T25">Security Headers Policy</text:span></text:span><text:span text:style-name="T25"> – Implement </text:span><text:span text:style-name="Source_20_Text"><text:span text:style-name="T25">Strict-Transport-Security</text:span></text:span><text:span text:style-name="T25">, </text:span><text:span text:style-name="Source_20_Text"><text:span text:style-name="T25">X-Frame-Options</text:span></text:span><text:span text:style-name="T25">, etc.</text:span></text:p>
        </text:list-item>
        <text:list-item>
          <text:p text:style-name="P25"><text:span text:style-name="Strong_20_Emphasis"><text:span text:style-name="T25">Custom Logout Success Handler</text:span></text:span><text:span text:style-name="T25"> – Redirect users after logout.</text:span></text:p>
        </text:list-item>
        <text:list-item>
          <text:p text:style-name="P25"><text:span text:style-name="Strong_20_Emphasis"><text:span text:style-name="T25">Custom Authentication Provider</text:span></text:span><text:span text:style-name="T25"> – Implement custom authentication logic.</text:span></text:p>
        </text:list-item>
        <text:list-item>
          <text:p text:style-name="P25"><text:span text:style-name="Strong_20_Emphasis"><text:span text:style-name="T25">Event Listeners for Authentication Events</text:span></text:span><text:span text:style-name="T25"> – Capture login success/failure events.</text:span></text:p>
        </text:list-item>
      </text:list>
      <text:h text:style-name="Heading_20_2" text:outline-level="2"><text:span text:style-name="Strong_20_Emphasis"><text:span text:style-name="T25"/></text:span></text:h>
      <text:h text:style-name="Heading_20_2" text:outline-level="2"><text:span text:style-name="Strong_20_Emphasis"><text:span text:style-name="T25">2. Form-Based Login (Database Authentication)</text:span></text:span></text:h>
      <text:h text:style-name="P7" text:outline-level="3"><text:span text:style-name="Strong_20_Emphasis"><text:span text:style-name="T26">A</text:span></text:span><text:span text:style-name="Strong_20_Emphasis"><text:span text:style-name="T25">. </text:span></text:span><text:span text:style-name="Strong_20_Emphasis"><text:span text:style-name="T36">Changes or Differences only from In-memory Setup</text:span></text:span></text:h>
      <text:list xml:id="list2647008080" text:style-name="L6">
        <text:list-item>
          <text:p text:style-name="P26"><text:span text:style-name="Strong_20_Emphasis"><text:span text:style-name="T26">Add </text:span></text:span><text:span text:style-name="Strong_20_Emphasis"><text:span text:style-name="T37">Database for example MySQL or PostgreSQL</text:span></text:span><text:span text:style-name="Strong_20_Emphasis"><text:span text:style-name="T26"> at pom.xml</text:span></text:span></text:p>
        </text:list-item>
        <text:list-item>
          <text:p text:style-name="P26"><text:span text:style-name="Strong_20_Emphasis"><text:span text:style-name="T30">Create </text:span></text:span><text:span text:style-name="Strong_20_Emphasis"><text:span text:style-name="T37">Entity with role as string or role as Role object or roles of List&lt;Role&gt; and Repository with Optional&lt;User&gt; findByUsername(String username);</text:span></text:span></text:p>
        </text:list-item>
        <text:list-item>
          <text:p text:style-name="P26"><text:span text:style-name="Strong_20_Emphasis"><text:span text:style-name="T37">create CustomUserDetailsService based on your role </text:span></text:span></text:p>
        </text:list-item>
        <text:list-item>
          <text:p text:style-name="P26"><text:span text:style-name="Strong_20_Emphasis"><text:span text:style-name="T37">Replace previous </text:span></text:span><text:span text:style-name="Strong_20_Emphasis"><text:span text:style-name="T25">UserDetailsService (In-Memory Authentication) </text:span></text:span><text:span text:style-name="Strong_20_Emphasis"><text:span text:style-name="T37">with Authentication provider</text:span></text:span></text:p>
        </text:list-item>
      </text:list>
      <text:list text:continue-list="list332689641" text:style-name="L1">
        <text:list-header>
          <text:p text:style-name="P19"><text:span text:style-name="Strong_20_Emphasis"><text:span text:style-name="T25"/></text:span></text:p>
        </text:list-header>
      </text:list>
      <text:list text:style-name="L7">
        <text:list-header>
          <text:p text:style-name="P29"><text:span text:style-name="Strong_20_Emphasis"><text:span text:style-name="T25"/></text:span></text:p>
        </text:list-header>
      </text:list>
      <text:p text:style-name="P13"/>
      <text:h text:style-name="Heading_20_2" text:outline-level="2"><text:soft-page-break/><text:span text:style-name="Strong_20_Emphasis"><text:span text:style-name="T25">3. Basic API Security (In-Memory Authentication)</text:span></text:span></text:h>
      <text:h text:style-name="P2" text:outline-level="3"><text:span text:style-name="Strong_20_Emphasis"><text:span text:style-name="T26">A</text:span></text:span><text:span text:style-name="Strong_20_Emphasis"><text:span text:style-name="T25">. Core Authentication Setup</text:span></text:span></text:h>
      <text:h text:style-name="P10" text:outline-level="3"><text:span text:style-name="Strong_20_Emphasis"><text:span text:style-name="T26">A</text:span></text:span><text:span text:style-name="Strong_20_Emphasis"><text:span text:style-name="T25">. Core Authentication Setup</text:span></text:span></text:h>
      <text:h text:style-name="P10" text:outline-level="3"><text:span text:style-name="Strong_20_Emphasis"><text:span text:style-name="T38">1. </text:span></text:span><text:span text:style-name="Strong_20_Emphasis"><text:span text:style-name="T27"><text:s/>HomeController and create a method for url ? And try to access by Postman, 200 OK</text:span></text:span></text:h>
      <text:h text:style-name="P11" text:outline-level="3"><text:span text:style-name="Strong_20_Emphasis"><text:span text:style-name="T38">2. </text:span></text:span><text:span text:style-name="Strong_20_Emphasis"><text:span text:style-name="T26">Add Spring Security </text:span></text:span><text:span text:style-name="Strong_20_Emphasis"><text:span text:style-name="T28">and Thymeleaf</text:span></text:span><text:span text:style-name="Strong_20_Emphasis"><text:span text:style-name="T26"> at pom.xml</text:span></text:span></text:h>
      <text:h text:style-name="P11" text:outline-level="3"><text:span text:style-name="Strong_20_Emphasis"><text:span text:style-name="T39">3. </text:span></text:span><text:span text:style-name="Strong_20_Emphasis"><text:span text:style-name="T27">Now Test url / again by postman and see, security has started working, Now you will get 401, but if you use Authorization Tab and Basic auth by using username “user” and password from console, you can access.</text:span></text:span></text:h>
      <text:h text:style-name="P11" text:outline-level="3"><text:span text:style-name="Strong_20_Emphasis"><text:span text:style-name="T39">4. </text:span></text:span><text:span text:style-name="Strong_20_Emphasis"><text:span text:style-name="T29">Now It is time to override the Spring Security Auto configuration</text:span></text:span></text:h>
      <text:h text:style-name="P11" text:outline-level="3"><text:span text:style-name="Strong_20_Emphasis"><text:span text:style-name="T39">5. </text:span></text:span><text:span text:style-name="Strong_20_Emphasis"><text:span text:style-name="T30">Create SecurityConfig file and declare @Configuration and @EnableWebSecurity</text:span></text:span></text:h>
      <text:h text:style-name="P11" text:outline-level="3"><text:span text:style-name="Strong_20_Emphasis"><text:span text:style-name="T39">6. </text:span></text:span><text:span text:style-name="Strong_20_Emphasis"><text:span text:style-name="T25">Password Encoding – Secure passwords using </text:span></text:span><text:span text:style-name="Source_20_Text"><text:span text:style-name="T25">BcryptPasswordEncoder</text:span></text:span><text:span text:style-name="Strong_20_Emphasis"><text:span text:style-name="T25">.</text:span></text:span></text:h>
      <text:h text:style-name="P11" text:outline-level="3"><text:span text:style-name="Strong_20_Emphasis"><text:span text:style-name="T39">7. </text:span></text:span><text:span text:style-name="Strong_20_Emphasis"><text:span text:style-name="T25">UserDetailsService (In-Memory Authentication) – Use </text:span></text:span><text:span text:style-name="Source_20_Text"><text:span text:style-name="T25">InMemoryUserDetailsManager</text:span></text:span><text:span text:style-name="Strong_20_Emphasis"><text:span text:style-name="T25"> to manage users. </text:span></text:span><text:span text:style-name="Strong_20_Emphasis"><text:span text:style-name="T31">So now override the Spring Security Defaul</text:span></text:span><text:span text:style-name="Strong_20_Emphasis"><text:span text:style-name="T32">t</text:span></text:span><text:span text:style-name="Strong_20_Emphasis"><text:span text:style-name="T31"> user</text:span></text:span></text:h>
      <text:h text:style-name="P11" text:outline-level="3"><text:span text:style-name="Strong_20_Emphasis"><text:span text:style-name="T39">8. </text:span></text:span><text:span text:style-name="Strong_20_Emphasis"><text:span text:style-name="T26">Add Spring Security </text:span></text:span><text:span text:style-name="Strong_20_Emphasis"><text:span text:style-name="T28">and Thymeleaf</text:span></text:span><text:span text:style-name="Strong_20_Emphasis"><text:span text:style-name="T26"> at pom.xml</text:span></text:span></text:h>
      <text:h text:style-name="P11" text:outline-level="3"><text:span text:style-name="Strong_20_Emphasis"><text:span text:style-name="T39">9. </text:span></text:span><text:span text:style-name="Strong_20_Emphasis"><text:span text:style-name="T30">Create SecurityConfig file and declare @Configuration and @EnableWebSecurity</text:span></text:span></text:h>
      <text:h text:style-name="P12" text:outline-level="3"><text:span text:style-name="Strong_20_Emphasis"><text:span text:style-name="T39">10. </text:span></text:span><text:span text:style-name="Strong_20_Emphasis"><text:span text:style-name="T25">Password Encoding – Secure passwords using </text:span></text:span><text:span text:style-name="Source_20_Text"><text:span text:style-name="T25">BcryptPasswordEncoder</text:span></text:span><text:span text:style-name="Strong_20_Emphasis"><text:span text:style-name="T25">.</text:span></text:span></text:h>
      <text:h text:style-name="P12" text:outline-level="3"><text:span text:style-name="Strong_20_Emphasis"><text:span text:style-name="T40">11. </text:span></text:span><text:span text:style-name="Strong_20_Emphasis"><text:span text:style-name="T25">UserDetailsService (In-Memory Authentication) – Use </text:span></text:span><text:span text:style-name="Source_20_Text"><text:span text:style-name="T25">InMemoryUserDetailsManager</text:span></text:span><text:span text:style-name="Strong_20_Emphasis"><text:span text:style-name="T25"> to manage users.</text:span></text:span></text:h>
      <text:h text:style-name="P12" text:outline-level="3"><text:span text:style-name="Strong_20_Emphasis"><text:span text:style-name="T40">12. </text:span></text:span><text:span text:style-name="Strong_20_Emphasis"><text:span text:style-name="T25">SecurityFilterChain Configuration – Implement </text:span></text:span><text:span text:style-name="Source_20_Text"><text:span text:style-name="T25">SecurityFilterChain</text:span></text:span><text:span text:style-name="Strong_20_Emphasis"><text:span text:style-name="T25"> to define security rules.</text:span></text:span></text:h>
      <text:h text:style-name="P12" text:outline-level="3"><text:span text:style-name="Strong_20_Emphasis"><text:span text:style-name="T40">13. </text:span></text:span><text:span text:style-name="Strong_20_Emphasis"><text:span text:style-name="T25">Enable HTTP Basic authentication using </text:span></text:span><text:span text:style-name="Strong_20_Emphasis"><text:span text:style-name="Source_20_Text"><text:span text:style-name="T25">.httpBasic()</text:span></text:span></text:span><text:span text:style-name="Strong_20_Emphasis"><text:span text:style-name="T25"> for APIs that require username and password. </text:span></text:span></text:h>
      <text:h text:style-name="P12" text:outline-level="3"><text:span text:style-name="Strong_20_Emphasis"><text:span text:style-name="T40">14. </text:span></text:span><text:span text:style-name="Strong_20_Emphasis"><text:span text:style-name="T26">Secure Urls by request matchers, </text:span></text:span><text:span text:style-name="Strong_20_Emphasis"><text:span text:style-name="T41">Here 403 may always an issue, but when you add </text:span></text:span><text:span text:style-name="Strong_20_Emphasis"><text:span text:style-name="T42">.httpBasic(Customizer.</text:span></text:span><text:span text:style-name="T44">withDefaults</text:span><text:span text:style-name="T42">()); </text:span><text:span text:style-name="T43">403 will be fixed!</text:span></text:h>
      <text:p text:style-name="P14"><text:soft-page-break/><text:span text:style-name="Strong_20_Emphasis"><text:span text:style-name="T25"/></text:span></text:p>
      <text:h text:style-name="P12" text:outline-level="3"><text:span text:style-name="Strong_20_Emphasis"><text:span text:style-name="T40">15. </text:span></text:span><text:span text:style-name="Strong_20_Emphasis"><text:span text:style-name="T26">Secure Urls by </text:span></text:span><text:span text:style-name="Strong_20_Emphasis"><text:span text:style-name="T33">Global Security Handlers</text:span></text:span></text:h>
      <text:p text:style-name="P71"/>
      <text:h text:style-name="P2" text:outline-level="3"><text:span text:style-name="Strong_20_Emphasis"><text:span text:style-name="T28">B</text:span></text:span><text:span text:style-name="Strong_20_Emphasis"><text:span text:style-name="T25">. User Management &amp; Session Handling</text:span></text:span></text:h>
      <text:list text:style-name="L8">
        <text:list-item>
          <text:p text:style-name="P30"><text:span text:style-name="Strong_20_Emphasis"><text:span text:style-name="T25">Session Management</text:span></text:span><text:span text:style-name="T25"> – </text:span><text:span text:style-name="T45">set Stateless</text:span></text:p>
        </text:list-item>
      </text:list>
      <text:h text:style-name="P2" text:outline-level="3"><text:span text:style-name="Strong_20_Emphasis"><text:span text:style-name="T34">C</text:span></text:span><text:span text:style-name="Strong_20_Emphasis"><text:span text:style-name="T25">. Error Handling &amp; Access Control</text:span></text:span></text:h>
      <text:list text:style-name="L9">
        <text:list-item>
          <text:p text:style-name="P31"><text:span text:style-name="Strong_20_Emphasis"><text:span text:style-name="T25">Custom Access Denied Handler</text:span></text:span><text:span text:style-name="T25"> – Handle 403 (forbidden) errors gracefully.</text:span></text:p>
        </text:list-item>
        <text:list-item>
          <text:p text:style-name="P31"><text:span text:style-name="T34">C</text:span><text:span text:style-name="Strong_20_Emphasis"><text:span text:style-name="T25">ustom Authentication Failure Handler</text:span></text:span><text:span text:style-name="T25"> – Customize error messages on failed login attempts.</text:span></text:p>
        </text:list-item>
        <text:list-item>
          <text:p text:style-name="P31"><text:span text:style-name="Strong_20_Emphasis"><text:span text:style-name="T25">Custom Authentication Success Handler</text:span></text:span><text:span text:style-name="T25"> – Redirect users based on roles after login.</text:span></text:p>
        </text:list-item>
      </text:list>
      <text:h text:style-name="P2" text:outline-level="3"><text:span text:style-name="Strong_20_Emphasis"><text:span text:style-name="T34">D</text:span></text:span><text:span text:style-name="Strong_20_Emphasis"><text:span text:style-name="T25">. Security Enhancements &amp; Protection</text:span></text:span></text:h>
      <text:list text:style-name="L10">
        <text:list-item>
          <text:p text:style-name="P32"><text:span text:style-name="Strong_20_Emphasis"><text:span text:style-name="T25">CORS (Cross-Origin Resource Sharing)</text:span></text:span><text:span text:style-name="T25"> – Configure allowed/blocked origins.</text:span></text:p>
        </text:list-item>
        <text:list-item>
          <text:p text:style-name="P32"><text:span text:style-name="Strong_20_Emphasis"><text:span text:style-name="T25">CSRF Protection</text:span></text:span><text:span text:style-name="T25"> – Enable </text:span><text:span text:style-name="Source_20_Text"><text:span text:style-name="T25">.csrf()</text:span></text:span><text:span text:style-name="T25"> to prevent CSRF attacks.</text:span></text:p>
        </text:list-item>
        <text:list-item>
          <text:p text:style-name="P32"><text:span text:style-name="Strong_20_Emphasis"><text:span text:style-name="T25">XSS (Cross-Site Scripting) Prevention</text:span></text:span><text:span text:style-name="T25"> – Use </text:span><text:span text:style-name="Source_20_Text"><text:span text:style-name="T25">Content-Security-Policy</text:span></text:span><text:span text:style-name="T25"> and input sanitization.</text:span></text:p>
        </text:list-item>
        <text:list-item>
          <text:p text:style-name="P32"><text:span text:style-name="Strong_20_Emphasis"><text:span text:style-name="T25">DDoS (Distributed Denial-of-Service) Protection</text:span></text:span><text:span text:style-name="T25"> – Implement rate-limiting filters.</text:span></text:p>
        </text:list-item>
        <text:list-item>
          <text:p text:style-name="P32"><text:span text:style-name="Strong_20_Emphasis"><text:span text:style-name="T25">Block Users After Multiple Failed Attempts</text:span></text:span><text:span text:style-name="T25"> – Lock accounts temporarily after repeated login failures.</text:span></text:p>
        </text:list-item>
      </text:list>
      <text:h text:style-name="P2" text:outline-level="3"><text:span text:style-name="Strong_20_Emphasis"><text:span text:style-name="T35">E</text:span></text:span><text:span text:style-name="Strong_20_Emphasis"><text:span text:style-name="T25">. Security Headers &amp; Policies</text:span></text:span></text:h>
      <text:list text:style-name="L11">
        <text:list-item>
          <text:p text:style-name="P33"><text:span text:style-name="Strong_20_Emphasis"><text:span text:style-name="T25">Security Headers Policy</text:span></text:span><text:span text:style-name="T25"> – Implement </text:span><text:span text:style-name="Source_20_Text"><text:span text:style-name="T25">Strict-Transport-Security</text:span></text:span><text:span text:style-name="T25">, </text:span><text:span text:style-name="Source_20_Text"><text:span text:style-name="T25">X-Frame-Options</text:span></text:span><text:span text:style-name="T25">, etc.</text:span></text:p>
        </text:list-item>
        <text:list-item>
          <text:p text:style-name="P33"><text:span text:style-name="Strong_20_Emphasis"><text:span text:style-name="T25">Custom Logout Success Handler</text:span></text:span><text:span text:style-name="T25"> – Redirect users after logout.</text:span></text:p>
        </text:list-item>
        <text:list-item>
          <text:p text:style-name="P33"><text:span text:style-name="Strong_20_Emphasis"><text:span text:style-name="T25">Custom Authentication Provider</text:span></text:span><text:span text:style-name="T25"> – Implement custom authentication logic.</text:span></text:p>
        </text:list-item>
        <text:list-item>
          <text:p text:style-name="P33"><text:span text:style-name="Strong_20_Emphasis"><text:span text:style-name="T25">Event Listeners for Authentication Events</text:span></text:span><text:span text:style-name="T25"> – Capture login success/failure events.</text:span></text:p>
        </text:list-item>
      </text:list>
      <text:h text:style-name="P1" text:outline-level="2"><text:span text:style-name="Strong_20_Emphasis"><text:span text:style-name="T25"/></text:span></text:h>
      <text:p text:style-name="P13"/>
      <text:h text:style-name="P8" text:outline-level="2"/>
      <text:p text:style-name="P72"/>
      <text:p text:style-name="P72"/>
      <text:h text:style-name="P3" text:outline-level="2"><text:soft-page-break/><text:span text:style-name="Strong_20_Emphasis"><text:span text:style-name="T46">4</text:span></text:span><text:span text:style-name="Strong_20_Emphasis"><text:span text:style-name="T25">. Basic API Security (Database Authentication)</text:span></text:span></text:h>
      <text:h text:style-name="P4" text:outline-level="3"><text:span text:style-name="Strong_20_Emphasis"><text:span text:style-name="T26">A</text:span></text:span><text:span text:style-name="Strong_20_Emphasis"><text:span text:style-name="T25">. </text:span></text:span><text:span text:style-name="Strong_20_Emphasis"><text:span text:style-name="T36">Changes or Differences only from In-memory Setup</text:span></text:span></text:h>
      <text:list text:continue-list="list2647008080" text:style-name="L6">
        <text:list-item>
          <text:p text:style-name="P27"><text:span text:style-name="Strong_20_Emphasis"><text:span text:style-name="T26">Add </text:span></text:span><text:span text:style-name="Strong_20_Emphasis"><text:span text:style-name="T37">Database for example MySQL or PostgreSQL</text:span></text:span><text:span text:style-name="Strong_20_Emphasis"><text:span text:style-name="T26"> at pom.xml</text:span></text:span></text:p>
        </text:list-item>
        <text:list-item>
          <text:p text:style-name="P27"><text:span text:style-name="Strong_20_Emphasis"><text:span text:style-name="T30">Create </text:span></text:span><text:span text:style-name="Strong_20_Emphasis"><text:span text:style-name="T37">Entity with role as string or role as Role object or roles of List&lt;Role&gt; and Repository with Optional&lt;User&gt; findByUsername(String username);</text:span></text:span></text:p>
        </text:list-item>
        <text:list-item>
          <text:p text:style-name="P28"><text:span text:style-name="Strong_20_Emphasis"><text:span text:style-name="T37">create CustomUserDetailsService based on your role </text:span></text:span></text:p>
        </text:list-item>
        <text:list-item>
          <text:p text:style-name="P28"><text:span text:style-name="Strong_20_Emphasis"><text:span text:style-name="T37">Replace previous </text:span></text:span><text:span text:style-name="Strong_20_Emphasis"><text:span text:style-name="T25">UserDetailsService (In-Memory Authentication) </text:span></text:span><text:span text:style-name="Strong_20_Emphasis"><text:span text:style-name="T37">with Authentication provider</text:span></text:span></text:p>
        </text:list-item>
      </text:list>
      <text:h text:style-name="P5" text:outline-level="2"><text:span text:style-name="Strong_20_Emphasis"><text:span text:style-name="T25">4. Custom Token-Based API Security</text:span></text:span></text:h>
      <text:p text:style-name="Text_20_body"><text:span text:style-name="T25">🔹 </text:span><text:span text:style-name="Strong_20_Emphasis"><text:span text:style-name="T25">Example</text:span></text:span><text:span text:style-name="T25">: Implement custom token authentication instead of JWT.<text:line-break/>🔹 </text:span><text:span text:style-name="Strong_20_Emphasis"><text:span text:style-name="T25">Components</text:span></text:span><text:span text:style-name="T25">:</text:span></text:p>
      <text:list text:style-name="L12">
        <text:list-item>
          <text:p text:style-name="P35"><text:span text:style-name="Source_20_Text"><text:span text:style-name="T25">TokenAuthenticationFilter</text:span></text:span><text:span text:style-name="T25"> </text:span></text:p>
        </text:list-item>
        <text:list-item>
          <text:p text:style-name="P35"><text:span text:style-name="Source_20_Text"><text:span text:style-name="T25">TokenProvider</text:span></text:span><text:span text:style-name="T25"> </text:span></text:p>
        </text:list-item>
        <text:list-item>
          <text:p text:style-name="P35"><text:span text:style-name="Source_20_Text"><text:span text:style-name="T25">SecurityConfig</text:span></text:span><text:span text:style-name="T25"> </text:span></text:p>
        </text:list-item>
        <text:list-item>
          <text:p text:style-name="P34"><text:span text:style-name="Source_20_Text"><text:span text:style-name="T25">AuthenticationManager</text:span></text:span><text:span text:style-name="T25"> </text:span></text:p>
        </text:list-item>
      </text:list>
      <text:p text:style-name="Text_20_body"><text:span text:style-name="T25">🔹 </text:span><text:span text:style-name="Strong_20_Emphasis"><text:span text:style-name="T25">Best Practices</text:span></text:span><text:span text:style-name="T25">:<text:line-break/>✅ Store tokens securely (e.g., in HttpOnly cookies)<text:line-break/>✅ Use strong cryptographic token generation</text:span></text:p>
      <text:p text:style-name="Text_20_body"><text:span text:style-name="T25">🔹 </text:span><text:span text:style-name="Strong_20_Emphasis"><text:span text:style-name="T25">Security Principles</text:span></text:span><text:span text:style-name="T25">:</text:span></text:p>
      <text:list text:style-name="L13">
        <text:list-item>
          <text:p text:style-name="P36"><text:span text:style-name="Strong_20_Emphasis"><text:span text:style-name="T25">Fail-Safe Defaults</text:span></text:span><text:span text:style-name="T25"> → Deny access by default </text:span></text:p>
        </text:list-item>
      </text:list>
      <text:p text:style-name="P13"/>
      <text:h text:style-name="Heading_20_2" text:outline-level="2"><text:span text:style-name="Strong_20_Emphasis"><text:span text:style-name="T25">5. JWT Token-Based Security</text:span></text:span></text:h>
      <text:p text:style-name="Text_20_body"><text:span text:style-name="T25">🔹 </text:span><text:span text:style-name="Strong_20_Emphasis"><text:span text:style-name="T25">Example</text:span></text:span><text:span text:style-name="T25">: Secure APIs using JWT for stateless authentication.<text:line-break/>🔹 </text:span><text:span text:style-name="Strong_20_Emphasis"><text:span text:style-name="T25">Components</text:span></text:span><text:span text:style-name="T25">:</text:span></text:p>
      <text:list text:style-name="L14">
        <text:list-item>
          <text:p text:style-name="P38"><text:span text:style-name="Source_20_Text"><text:span text:style-name="T25">JwtAuthenticationFilter</text:span></text:span><text:span text:style-name="T25"> </text:span></text:p>
        </text:list-item>
        <text:list-item>
          <text:p text:style-name="P38"><text:span text:style-name="Source_20_Text"><text:span text:style-name="T25">JwtProvider</text:span></text:span><text:span text:style-name="T25"> </text:span></text:p>
        </text:list-item>
        <text:list-item>
          <text:p text:style-name="P38"><text:span text:style-name="Source_20_Text"><text:span text:style-name="T25">SecurityConfig</text:span></text:span><text:span text:style-name="T25"> </text:span></text:p>
        </text:list-item>
        <text:list-item>
          <text:p text:style-name="P38"><text:span text:style-name="Source_20_Text"><text:span text:style-name="T25">UserDetailsService</text:span></text:span><text:span text:style-name="T25"> </text:span></text:p>
        </text:list-item>
        <text:list-item>
          <text:p text:style-name="P37"><text:span text:style-name="Source_20_Text"><text:span text:style-name="T25">AuthenticationManager</text:span></text:span><text:span text:style-name="T25"> </text:span></text:p>
        </text:list-item>
      </text:list>
      <text:p text:style-name="Text_20_body"><text:span text:style-name="T25">🔹 </text:span><text:span text:style-name="Strong_20_Emphasis"><text:span text:style-name="T25">Best Practices</text:span></text:span><text:span text:style-name="T25">:<text:line-break/>✅ Use short-lived access tokens<text:line-break/>✅ Implement token revocation mechanisms</text:span></text:p>
      <text:p text:style-name="Text_20_body"><text:soft-page-break/><text:span text:style-name="T25">🔹 </text:span><text:span text:style-name="Strong_20_Emphasis"><text:span text:style-name="T25">Security Principles</text:span></text:span><text:span text:style-name="T25">:</text:span></text:p>
      <text:list text:style-name="L15">
        <text:list-item>
          <text:p text:style-name="P39"><text:span text:style-name="Strong_20_Emphasis"><text:span text:style-name="T25">Separation of Concerns</text:span></text:span><text:span text:style-name="T25"> → Authentication should be separate from business logic </text:span></text:p>
        </text:list-item>
      </text:list>
      <text:p text:style-name="P13"/>
      <text:h text:style-name="Heading_20_2" text:outline-level="2"><text:span text:style-name="Strong_20_Emphasis"><text:span text:style-name="T25">6. Refresh Token-Based Security</text:span></text:span></text:h>
      <text:p text:style-name="Text_20_body"><text:span text:style-name="T25">🔹 </text:span><text:span text:style-name="Strong_20_Emphasis"><text:span text:style-name="T25">Example</text:span></text:span><text:span text:style-name="T25">: Implement JWT refresh tokens to keep users authenticated longer.<text:line-break/>🔹 </text:span><text:span text:style-name="Strong_20_Emphasis"><text:span text:style-name="T25">Components</text:span></text:span><text:span text:style-name="T25">:</text:span></text:p>
      <text:list text:style-name="L16">
        <text:list-item>
          <text:p text:style-name="P41"><text:span text:style-name="Source_20_Text"><text:span text:style-name="T25">RefreshTokenService</text:span></text:span><text:span text:style-name="T25"> </text:span></text:p>
        </text:list-item>
        <text:list-item>
          <text:p text:style-name="P41"><text:span text:style-name="Source_20_Text"><text:span text:style-name="T25">JwtProvider</text:span></text:span><text:span text:style-name="T25"> </text:span></text:p>
        </text:list-item>
        <text:list-item>
          <text:p text:style-name="P41"><text:span text:style-name="Source_20_Text"><text:span text:style-name="T25">SecurityConfig</text:span></text:span><text:span text:style-name="T25"> </text:span></text:p>
        </text:list-item>
        <text:list-item>
          <text:p text:style-name="P40"><text:span text:style-name="Source_20_Text"><text:span text:style-name="T25">AuthenticationManager</text:span></text:span><text:span text:style-name="T25"> </text:span></text:p>
        </text:list-item>
      </text:list>
      <text:p text:style-name="Text_20_body"><text:span text:style-name="T25">🔹 </text:span><text:span text:style-name="Strong_20_Emphasis"><text:span text:style-name="T25">Best Practices</text:span></text:span><text:span text:style-name="T25">:<text:line-break/>✅ Store refresh tokens securely (e.g., in an encrypted database)<text:line-break/>✅ Implement refresh token rotation</text:span></text:p>
      <text:p text:style-name="Text_20_body"><text:span text:style-name="T25">🔹 </text:span><text:span text:style-name="Strong_20_Emphasis"><text:span text:style-name="T25">Security Principles</text:span></text:span><text:span text:style-name="T25">:</text:span></text:p>
      <text:list text:style-name="L17">
        <text:list-item>
          <text:p text:style-name="P42"><text:span text:style-name="Strong_20_Emphasis"><text:span text:style-name="T25">Minimize Attack Surface</text:span></text:span><text:span text:style-name="T25"> → Reduce points of vulnerability </text:span></text:p>
        </text:list-item>
      </text:list>
      <text:p text:style-name="P13"/>
      <text:h text:style-name="Heading_20_2" text:outline-level="2"><text:span text:style-name="Strong_20_Emphasis"><text:span text:style-name="T25">7. OAuth 2.0 + JWT (Multiple Grant Types)</text:span></text:span></text:h>
      <text:p text:style-name="Text_20_body"><text:span text:style-name="T25">🔹 </text:span><text:span text:style-name="Strong_20_Emphasis"><text:span text:style-name="T25">Example</text:span></text:span><text:span text:style-name="T25">: Implement OAuth2 with JWT for different grant types.<text:line-break/>🔹 </text:span><text:span text:style-name="Strong_20_Emphasis"><text:span text:style-name="T25">Components</text:span></text:span><text:span text:style-name="T25">:</text:span></text:p>
      <text:list text:style-name="L18">
        <text:list-item>
          <text:p text:style-name="P44"><text:span text:style-name="Source_20_Text"><text:span text:style-name="T25">OAuth2LoginAuthenticationFilter</text:span></text:span><text:span text:style-name="T25"> </text:span></text:p>
        </text:list-item>
        <text:list-item>
          <text:p text:style-name="P44"><text:span text:style-name="Source_20_Text"><text:span text:style-name="T25">AuthorizationServerConfigurer</text:span></text:span><text:span text:style-name="T25"> </text:span></text:p>
        </text:list-item>
        <text:list-item>
          <text:p text:style-name="P43"><text:span text:style-name="Source_20_Text"><text:span text:style-name="T25">ClientDetailsService</text:span></text:span><text:span text:style-name="T25"> </text:span></text:p>
        </text:list-item>
      </text:list>
      <text:p text:style-name="Text_20_body"><text:span text:style-name="T25">🔹 </text:span><text:span text:style-name="Strong_20_Emphasis"><text:span text:style-name="T25">Best Practices</text:span></text:span><text:span text:style-name="T25">:<text:line-break/>✅ Use PKCE for public clients (e.g., SPA, mobile apps)<text:line-break/>✅ Scope tokens properly</text:span></text:p>
      <text:p text:style-name="Text_20_body"><text:span text:style-name="T25">🔹 </text:span><text:span text:style-name="Strong_20_Emphasis"><text:span text:style-name="T25">Security Principles</text:span></text:span><text:span text:style-name="T25">:</text:span></text:p>
      <text:list text:style-name="L19">
        <text:list-item>
          <text:p text:style-name="P45"><text:span text:style-name="Strong_20_Emphasis"><text:span text:style-name="T25">Zero Trust Security</text:span></text:span><text:span text:style-name="T25"> → Never trust, always verify </text:span></text:p>
        </text:list-item>
      </text:list>
      <text:p text:style-name="P13"/>
      <text:h text:style-name="Heading_20_2" text:outline-level="2"><text:span text:style-name="Strong_20_Emphasis"><text:span text:style-name="T25">8. Multi-Factor Authentication (MFA)</text:span></text:span></text:h>
      <text:p text:style-name="Text_20_body"><text:span text:style-name="T25">🔹 </text:span><text:span text:style-name="Strong_20_Emphasis"><text:span text:style-name="T25">Example</text:span></text:span><text:span text:style-name="T25">: Adding OTP (One-Time Password) or SMS/email-based authentication.<text:line-break/>🔹 </text:span><text:span text:style-name="Strong_20_Emphasis"><text:span text:style-name="T25">Components</text:span></text:span><text:span text:style-name="T25">:</text:span></text:p>
      <text:list text:style-name="L20">
        <text:list-item>
          <text:p text:style-name="P47"><text:soft-page-break/><text:span text:style-name="Source_20_Text"><text:span text:style-name="T25">OtpService</text:span></text:span><text:span text:style-name="T25"> </text:span></text:p>
        </text:list-item>
        <text:list-item>
          <text:p text:style-name="P47"><text:span text:style-name="Source_20_Text"><text:span text:style-name="T25">TwoFactorAuthenticationFilter</text:span></text:span><text:span text:style-name="T25"> </text:span></text:p>
        </text:list-item>
        <text:list-item>
          <text:p text:style-name="P46"><text:span text:style-name="Source_20_Text"><text:span text:style-name="T25">AuthenticationManager</text:span></text:span><text:span text:style-name="T25"> </text:span></text:p>
        </text:list-item>
      </text:list>
      <text:p text:style-name="Text_20_body"><text:span text:style-name="T25">🔹 </text:span><text:span text:style-name="Strong_20_Emphasis"><text:span text:style-name="T25">Best Practices</text:span></text:span><text:span text:style-name="T25">:<text:line-break/>✅ Use time-based OTP (TOTP) instead of SMS (SMS is vulnerable to SIM swapping)<text:line-break/>✅ Implement backup authentication methods</text:span></text:p>
      <text:p text:style-name="Text_20_body"><text:span text:style-name="T25">🔹 </text:span><text:span text:style-name="Strong_20_Emphasis"><text:span text:style-name="T25">Security Principles</text:span></text:span><text:span text:style-name="T25">:</text:span></text:p>
      <text:list text:style-name="L21">
        <text:list-item>
          <text:p text:style-name="P48"><text:span text:style-name="Strong_20_Emphasis"><text:span text:style-name="T25">Defense in Depth</text:span></text:span><text:span text:style-name="T25"> → Multiple layers of authentication </text:span></text:p>
        </text:list-item>
      </text:list>
      <text:p text:style-name="P13"/>
      <text:h text:style-name="Heading_20_2" text:outline-level="2"><text:span text:style-name="Strong_20_Emphasis"><text:span text:style-name="T25">9. Session Management &amp; Concurrent Session Control</text:span></text:span></text:h>
      <text:p text:style-name="Text_20_body"><text:span text:style-name="T25">🔹 </text:span><text:span text:style-name="Strong_20_Emphasis"><text:span text:style-name="T25">Example</text:span></text:span><text:span text:style-name="T25">: Restrict multiple logins per user session and manage session timeouts.<text:line-break/>🔹 </text:span><text:span text:style-name="Strong_20_Emphasis"><text:span text:style-name="T25">Components</text:span></text:span><text:span text:style-name="T25">:</text:span></text:p>
      <text:list text:style-name="L22">
        <text:list-item>
          <text:p text:style-name="P50"><text:span text:style-name="Source_20_Text"><text:span text:style-name="T25">SessionManagementConfigurer</text:span></text:span><text:span text:style-name="T25"> </text:span></text:p>
        </text:list-item>
        <text:list-item>
          <text:p text:style-name="P50"><text:span text:style-name="Source_20_Text"><text:span text:style-name="T25">HttpSessionEventPublisher</text:span></text:span><text:span text:style-name="T25"> </text:span></text:p>
        </text:list-item>
        <text:list-item>
          <text:p text:style-name="P49"><text:span text:style-name="Source_20_Text"><text:span text:style-name="T25">SessionRegistry</text:span></text:span><text:span text:style-name="T25"> </text:span></text:p>
        </text:list-item>
      </text:list>
      <text:p text:style-name="Text_20_body"><text:span text:style-name="T25">🔹 </text:span><text:span text:style-name="Strong_20_Emphasis"><text:span text:style-name="T25">Best Practices</text:span></text:span><text:span text:style-name="T25">:<text:line-break/>✅ Set short session expiration times<text:line-break/>✅ Prevent session fixation attacks</text:span></text:p>
      <text:p text:style-name="Text_20_body"><text:span text:style-name="T25">🔹 </text:span><text:span text:style-name="Strong_20_Emphasis"><text:span text:style-name="T25">Security Principles</text:span></text:span><text:span text:style-name="T25">:</text:span></text:p>
      <text:list text:style-name="L23">
        <text:list-item>
          <text:p text:style-name="P51"><text:span text:style-name="Strong_20_Emphasis"><text:span text:style-name="T25">Fail-Safe Defaults</text:span></text:span><text:span text:style-name="T25"> → Always invalidate old sessions </text:span></text:p>
        </text:list-item>
      </text:list>
      <text:p text:style-name="P13"/>
      <text:h text:style-name="Heading_20_2" text:outline-level="2"><text:span text:style-name="Strong_20_Emphasis"><text:span text:style-name="T25">10. API Gateway Security with OAuth2 &amp; JWT</text:span></text:span></text:h>
      <text:p text:style-name="Text_20_body"><text:span text:style-name="T25">🔹 </text:span><text:span text:style-name="Strong_20_Emphasis"><text:span text:style-name="T25">Example</text:span></text:span><text:span text:style-name="T25">: Secure API Gateway using OAuth2.<text:line-break/>🔹 </text:span><text:span text:style-name="Strong_20_Emphasis"><text:span text:style-name="T25">Components</text:span></text:span><text:span text:style-name="T25">:</text:span></text:p>
      <text:list text:style-name="L24">
        <text:list-item>
          <text:p text:style-name="P53"><text:span text:style-name="Source_20_Text"><text:span text:style-name="T25">Spring Cloud Gateway</text:span></text:span><text:span text:style-name="T25"> </text:span></text:p>
        </text:list-item>
        <text:list-item>
          <text:p text:style-name="P53"><text:span text:style-name="Source_20_Text"><text:span text:style-name="T25">OAuth2ResourceServerConfigurer</text:span></text:span><text:span text:style-name="T25"> </text:span></text:p>
        </text:list-item>
        <text:list-item>
          <text:p text:style-name="P52"><text:span text:style-name="Source_20_Text"><text:span text:style-name="T25">JwtDecoder</text:span></text:span><text:span text:style-name="T25"> </text:span></text:p>
        </text:list-item>
      </text:list>
      <text:p text:style-name="Text_20_body"><text:span text:style-name="T25">🔹 </text:span><text:span text:style-name="Strong_20_Emphasis"><text:span text:style-name="T25">Best Practices</text:span></text:span><text:span text:style-name="T25">:<text:line-break/>✅ Validate tokens at the gateway layer<text:line-break/>✅ Implement rate limiting</text:span></text:p>
      <text:p text:style-name="Text_20_body"><text:span text:style-name="T25">🔹 </text:span><text:span text:style-name="Strong_20_Emphasis"><text:span text:style-name="T25">Security Principles</text:span></text:span><text:span text:style-name="T25">:</text:span></text:p>
      <text:list text:style-name="L25">
        <text:list-item>
          <text:p text:style-name="P54"><text:span text:style-name="Strong_20_Emphasis"><text:span text:style-name="T25">Principle of Least Privilege</text:span></text:span><text:span text:style-name="T25"> → Only expose necessary services </text:span></text:p>
        </text:list-item>
      </text:list>
      <text:p text:style-name="P13"/>
      <text:h text:style-name="Heading_20_2" text:outline-level="2"><text:soft-page-break/><text:span text:style-name="Strong_20_Emphasis"><text:span text:style-name="T25">11. Custom Authentication Provider</text:span></text:span></text:h>
      <text:p text:style-name="Text_20_body"><text:span text:style-name="T25">🔹 </text:span><text:span text:style-name="Strong_20_Emphasis"><text:span text:style-name="T25">Example</text:span></text:span><text:span text:style-name="T25">: Implement custom authentication logic.<text:line-break/>🔹 </text:span><text:span text:style-name="Strong_20_Emphasis"><text:span text:style-name="T25">Components</text:span></text:span><text:span text:style-name="T25">:</text:span></text:p>
      <text:list text:style-name="L26">
        <text:list-item>
          <text:p text:style-name="P56"><text:span text:style-name="Source_20_Text"><text:span text:style-name="T25">CustomAuthenticationProvider</text:span></text:span><text:span text:style-name="T25"> </text:span></text:p>
        </text:list-item>
        <text:list-item>
          <text:p text:style-name="P55"><text:span text:style-name="Source_20_Text"><text:span text:style-name="T25">SecurityConfig</text:span></text:span><text:span text:style-name="T25"> </text:span></text:p>
        </text:list-item>
      </text:list>
      <text:p text:style-name="Text_20_body"><text:span text:style-name="T25">🔹 </text:span><text:span text:style-name="Strong_20_Emphasis"><text:span text:style-name="T25">Best Practices</text:span></text:span><text:span text:style-name="T25">:<text:line-break/>✅ Implement logging for authentication failures<text:line-break/>✅ Use secure password hashing</text:span></text:p>
      <text:p text:style-name="Text_20_body"><text:span text:style-name="T25">🔹 </text:span><text:span text:style-name="Strong_20_Emphasis"><text:span text:style-name="T25">Security Principles</text:span></text:span><text:span text:style-name="T25">:</text:span></text:p>
      <text:list text:style-name="L27">
        <text:list-item>
          <text:p text:style-name="P57"><text:span text:style-name="Strong_20_Emphasis"><text:span text:style-name="T25">Security by Design</text:span></text:span><text:span text:style-name="T25"> → Security should be built-in, not added later </text:span></text:p>
        </text:list-item>
      </text:list>
      <text:p text:style-name="P13"/>
      <text:h text:style-name="Heading_20_2" text:outline-level="2"><text:span text:style-name="Strong_20_Emphasis"><text:span text:style-name="T25">12. WebSocket Security</text:span></text:span></text:h>
      <text:p text:style-name="Text_20_body"><text:span text:style-name="T25">🔹 </text:span><text:span text:style-name="Strong_20_Emphasis"><text:span text:style-name="T25">Example</text:span></text:span><text:span text:style-name="T25">: Secure WebSockets in Spring Boot.<text:line-break/>🔹 </text:span><text:span text:style-name="Strong_20_Emphasis"><text:span text:style-name="T25">Components</text:span></text:span><text:span text:style-name="T25">:</text:span></text:p>
      <text:list text:style-name="L28">
        <text:list-item>
          <text:p text:style-name="P59"><text:span text:style-name="Source_20_Text"><text:span text:style-name="T25">WebSocketSecurityConfigurer</text:span></text:span><text:span text:style-name="T25"> </text:span></text:p>
        </text:list-item>
        <text:list-item>
          <text:p text:style-name="P58"><text:span text:style-name="Source_20_Text"><text:span text:style-name="T25">JwtWebSocketFilter</text:span></text:span><text:span text:style-name="T25"> </text:span></text:p>
        </text:list-item>
      </text:list>
      <text:p text:style-name="Text_20_body"><text:span text:style-name="T25">🔹 </text:span><text:span text:style-name="Strong_20_Emphasis"><text:span text:style-name="T25">Best Practices</text:span></text:span><text:span text:style-name="T25">:<text:line-break/>✅ Authenticate WebSocket connections using JWT<text:line-break/>✅ Restrict allowed origins</text:span></text:p>
      <text:p text:style-name="Text_20_body"><text:span text:style-name="T25">🔹 </text:span><text:span text:style-name="Strong_20_Emphasis"><text:span text:style-name="T25">Security Principles</text:span></text:span><text:span text:style-name="T25">:</text:span></text:p>
      <text:list text:style-name="L29">
        <text:list-item>
          <text:p text:style-name="P60"><text:span text:style-name="Strong_20_Emphasis"><text:span text:style-name="T25">Separation of Privilege</text:span></text:span><text:span text:style-name="T25"> → Ensure only authorized users can connect </text:span></text:p>
        </text:list-item>
      </text:list>
      <text:p text:style-name="P13"/>
      <text:h text:style-name="Heading_20_2" text:outline-level="2"><text:span text:style-name="Strong_20_Emphasis"><text:span text:style-name="T25">13. Access Control Lists (ACLs)</text:span></text:span></text:h>
      <text:p text:style-name="Text_20_body"><text:span text:style-name="T25">🔹 </text:span><text:span text:style-name="Strong_20_Emphasis"><text:span text:style-name="T25">Example</text:span></text:span><text:span text:style-name="T25">: Fine-grained permissions for users.<text:line-break/>🔹 </text:span><text:span text:style-name="Strong_20_Emphasis"><text:span text:style-name="T25">Components</text:span></text:span><text:span text:style-name="T25">:</text:span></text:p>
      <text:list text:style-name="L30">
        <text:list-item>
          <text:p text:style-name="P62"><text:span text:style-name="Source_20_Text"><text:span text:style-name="T25">AclService</text:span></text:span><text:span text:style-name="T25"> </text:span></text:p>
        </text:list-item>
        <text:list-item>
          <text:p text:style-name="P61"><text:span text:style-name="Source_20_Text"><text:span text:style-name="T25">PermissionEvaluator</text:span></text:span><text:span text:style-name="T25"> </text:span></text:p>
        </text:list-item>
      </text:list>
      <text:p text:style-name="Text_20_body"><text:span text:style-name="T25">🔹 </text:span><text:span text:style-name="Strong_20_Emphasis"><text:span text:style-name="T25">Best Practices</text:span></text:span><text:span text:style-name="T25">:<text:line-break/>✅ Implement dynamic permission checks<text:line-break/>✅ Use role-based access control (RBAC)</text:span></text:p>
      <text:p text:style-name="Text_20_body"><text:span text:style-name="T25">🔹 </text:span><text:span text:style-name="Strong_20_Emphasis"><text:span text:style-name="T25">Security Principles</text:span></text:span><text:span text:style-name="T25">:</text:span></text:p>
      <text:list text:style-name="L31">
        <text:list-item>
          <text:p text:style-name="P63"><text:span text:style-name="Strong_20_Emphasis"><text:span text:style-name="T25">Need-to-Know Principle</text:span></text:span><text:span text:style-name="T25"> → Limit data exposure </text:span></text:p>
        </text:list-item>
      </text:list>
      <text:p text:style-name="P13"><text:soft-page-break/></text:p>
      <text:h text:style-name="Heading_20_2" text:outline-level="2"><text:span text:style-name="Strong_20_Emphasis"><text:span text:style-name="T25">14. Secure Microservices Communication (Mutual TLS + OAuth2)</text:span></text:span></text:h>
      <text:p text:style-name="Text_20_body"><text:span text:style-name="T25">🔹 </text:span><text:span text:style-name="Strong_20_Emphasis"><text:span text:style-name="T25">Example</text:span></text:span><text:span text:style-name="T25">: Secure microservices communication using TLS and OAuth2.<text:line-break/>🔹 </text:span><text:span text:style-name="Strong_20_Emphasis"><text:span text:style-name="T25">Components</text:span></text:span><text:span text:style-name="T25">:</text:span></text:p>
      <text:list text:style-name="L32">
        <text:list-item>
          <text:p text:style-name="P65"><text:span text:style-name="Source_20_Text"><text:span text:style-name="T25">Spring Cloud Security</text:span></text:span><text:span text:style-name="T25"> </text:span></text:p>
        </text:list-item>
        <text:list-item>
          <text:p text:style-name="P64"><text:span text:style-name="Source_20_Text"><text:span text:style-name="T25">FeignClient SecurityConfig</text:span></text:span><text:span text:style-name="T25"> </text:span></text:p>
        </text:list-item>
      </text:list>
      <text:p text:style-name="Text_20_body"><text:span text:style-name="T25">🔹 </text:span><text:span text:style-name="Strong_20_Emphasis"><text:span text:style-name="T25">Best Practices</text:span></text:span><text:span text:style-name="T25">:<text:line-break/>✅ Encrypt all internal communication<text:line-break/>✅ Use OAuth2 service-to-service authentication</text:span></text:p>
      <text:p text:style-name="Text_20_body"><text:span text:style-name="T25">🔹 </text:span><text:span text:style-name="Strong_20_Emphasis"><text:span text:style-name="T25">Security Principles</text:span></text:span><text:span text:style-name="T25">:</text:span></text:p>
      <text:list text:style-name="L33">
        <text:list-item>
          <text:p text:style-name="P66"><text:span text:style-name="Strong_20_Emphasis"><text:span text:style-name="T25">Zero Trust Security</text:span></text:span><text:span text:style-name="T25"> → Never assume internal network security </text:span></text:p>
        </text:list-item>
      </text:list>
      <text:p text:style-name="P13"/>
      <text:h text:style-name="Heading_20_2" text:outline-level="2"><text:span text:style-name="Strong_20_Emphasis"><text:span text:style-name="T25">15. Security Auditing and Logging</text:span></text:span></text:h>
      <text:p text:style-name="Text_20_body"><text:span text:style-name="T25">🔹 </text:span><text:span text:style-name="Strong_20_Emphasis"><text:span text:style-name="T25">Example</text:span></text:span><text:span text:style-name="T25">: Track user actions for compliance and security.<text:line-break/>🔹 </text:span><text:span text:style-name="Strong_20_Emphasis"><text:span text:style-name="T25">Components</text:span></text:span><text:span text:style-name="T25">:</text:span></text:p>
      <text:list text:style-name="L34">
        <text:list-item>
          <text:p text:style-name="P68"><text:span text:style-name="Source_20_Text"><text:span text:style-name="T25">AuditEventRepository</text:span></text:span><text:span text:style-name="T25"> </text:span></text:p>
        </text:list-item>
        <text:list-item>
          <text:p text:style-name="P67"><text:span text:style-name="Source_20_Text"><text:span text:style-name="T25">SecurityContextHolder</text:span></text:span><text:span text:style-name="T25"> </text:span></text:p>
        </text:list-item>
      </text:list>
      <text:p text:style-name="Text_20_body"><text:span text:style-name="T25">🔹 </text:span><text:span text:style-name="Strong_20_Emphasis"><text:span text:style-name="T25">Best Practices</text:span></text:span><text:span text:style-name="T25">:<text:line-break/>✅ Log all security-related events (logins, failed attempts)<text:line-break/>✅ Use centralized logging solutions (e.g., ELK, Splunk)</text:span></text:p>
      <text:p text:style-name="Text_20_body"><text:span text:style-name="T25">🔹 </text:span><text:span text:style-name="Strong_20_Emphasis"><text:span text:style-name="T25">Security Principles</text:span></text:span><text:span text:style-name="T25">:</text:span></text:p>
      <text:list text:style-name="L35">
        <text:list-item>
          <text:p text:style-name="P69"><text:span text:style-name="Strong_20_Emphasis"><text:span text:style-name="T25">Accountability</text:span></text:span><text:span text:style-name="T25"> → Ensure all actions are logged </text:span></text:p>
        </text:list-item>
      </text:list>
      <text:p text:style-name="P13"/>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6T17:15:32.332000000</meta:creation-date>
    <dc:date>2025-03-04T18:29:29.236000000</dc:date>
    <meta:editing-duration>PT3H8M19S</meta:editing-duration>
    <meta:editing-cycles>24</meta:editing-cycles>
    <meta:generator>LibreOffice/7.6.0.3$Windows_X86_64 LibreOffice_project/69edd8b8ebc41d00b4de3915dc82f8f0fc3b6265</meta:generator>
    <meta:document-statistic meta:table-count="0" meta:image-count="0" meta:object-count="0" meta:page-count="9" meta:paragraph-count="177" meta:word-count="1429" meta:character-count="10369" meta:non-whitespace-character-count="9123"/>
  </office:meta>
</office:document-meta>
</file>